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20pt" officeooo:rsid="00178a5a" officeooo:paragraph-rsid="00183475" style:font-size-asian="17.5pt" style:font-size-complex="20pt"/>
    </style:style>
    <style:style style:name="P2" style:family="paragraph" style:parent-style-name="Standard">
      <style:text-properties style:font-name="Century Schoolbook L" fo:font-size="20pt" officeooo:rsid="00178a5a" officeooo:paragraph-rsid="001a6291" style:font-size-asian="17.5pt" style:font-size-complex="20pt"/>
    </style:style>
    <style:style style:name="P3" style:family="paragraph" style:parent-style-name="Standard">
      <style:text-properties style:font-name="Century Schoolbook L" fo:font-size="20pt" officeooo:rsid="00183475" officeooo:paragraph-rsid="001e2f0b" style:font-size-asian="17.5pt" style:font-size-complex="20pt"/>
    </style:style>
    <style:style style:name="P4" style:family="paragraph" style:parent-style-name="Standard">
      <style:text-properties style:font-name="Century Schoolbook L" fo:font-size="20pt" officeooo:rsid="00183475" officeooo:paragraph-rsid="0020dfc6" style:font-size-asian="17.5pt" style:font-size-complex="20pt"/>
    </style:style>
    <style:style style:name="P5" style:family="paragraph" style:parent-style-name="Standard">
      <style:text-properties style:font-name="Century Schoolbook L" fo:font-size="20pt" officeooo:rsid="001e2f0b" officeooo:paragraph-rsid="001e2f0b" style:font-size-asian="17.5pt" style:font-size-complex="20pt"/>
    </style:style>
    <style:style style:name="P6" style:family="paragraph" style:parent-style-name="Standard">
      <style:text-properties style:font-name="Century Schoolbook L" fo:font-size="20pt" fo:font-weight="bold" officeooo:rsid="001e2f0b" officeooo:paragraph-rsid="001e2f0b" style:font-size-asian="17.5pt" style:font-weight-asian="bold" style:font-size-complex="20pt" style:font-weight-complex="bold"/>
    </style:style>
    <style:style style:name="P7" style:family="paragraph" style:parent-style-name="Standard">
      <style:text-properties officeooo:paragraph-rsid="001e2f0b"/>
    </style:style>
    <style:style style:name="P8" style:family="paragraph" style:parent-style-name="Standard">
      <style:text-properties officeooo:rsid="001fafea" officeooo:paragraph-rsid="001fafea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20pt" style:text-underline-style="none" fo:font-weight="bold" officeooo:rsid="00178a5a" officeooo:paragraph-rsid="00178a5a" style:font-size-asian="17.5pt" style:font-weight-asian="bold" style:font-size-complex="20pt" style:font-weight-complex="bold"/>
    </style:style>
    <style:style style:name="P10" style:family="paragraph" style:parent-style-name="Standard">
      <style:text-properties style:font-name="Century Schoolbook L" fo:font-size="20pt" officeooo:rsid="00190852" officeooo:paragraph-rsid="001fafea" style:font-size-asian="17.5pt" style:font-size-complex="20pt"/>
    </style:style>
    <style:style style:name="P11" style:family="paragraph" style:parent-style-name="Standard">
      <style:text-properties style:font-name="Century Schoolbook L" fo:font-size="20pt" officeooo:rsid="001fafea" officeooo:paragraph-rsid="001fafea" style:font-size-asian="17.5pt" style:font-size-complex="20pt"/>
    </style:style>
    <style:style style:name="P12" style:family="paragraph" style:parent-style-name="Standard">
      <style:text-properties style:font-name="Century Schoolbook L" fo:font-size="20pt" officeooo:rsid="0020dfc6" officeooo:paragraph-rsid="001fafea" style:font-size-asian="17.5pt" style:font-size-complex="20pt"/>
    </style:style>
    <style:style style:name="P13" style:family="paragraph" style:parent-style-name="Standard">
      <style:text-properties style:font-name="Century Schoolbook L" fo:font-size="20pt" fo:font-weight="bold" officeooo:rsid="001fafea" officeooo:paragraph-rsid="001fafea" style:font-size-asian="17.5pt" style:font-weight-asian="bold" style:font-size-complex="20pt" style:font-weight-complex="bold"/>
    </style:style>
    <style:style style:name="T1" style:family="text">
      <style:text-properties officeooo:rsid="00183475"/>
    </style:style>
    <style:style style:name="T2" style:family="text">
      <style:text-properties style:font-name="Century Schoolbook L" fo:font-size="20pt" style:font-size-asian="17.5pt" style:font-size-complex="20pt"/>
    </style:style>
    <style:style style:name="T3" style:family="text">
      <style:text-properties style:font-name="Century Schoolbook L" fo:font-size="20pt" officeooo:rsid="00190852" style:font-size-asian="17.5pt" style:font-size-complex="20pt"/>
    </style:style>
    <style:style style:name="T4" style:family="text">
      <style:text-properties style:font-name="Century Schoolbook L" fo:font-size="20pt" officeooo:rsid="002058d3" style:font-size-asian="17.5pt" style:font-size-complex="20pt"/>
    </style:style>
    <style:style style:name="T5" style:family="text">
      <style:text-properties style:font-name="Century Schoolbook L" fo:font-size="20pt" officeooo:rsid="001e2f0b" style:font-size-asian="17.5pt" style:font-size-complex="20pt"/>
    </style:style>
    <style:style style:name="T6" style:family="text">
      <style:text-properties style:font-name="Century Schoolbook L" fo:font-size="20pt" officeooo:rsid="0020dfc6" style:font-size-asian="17.5pt" style:font-size-complex="20pt"/>
    </style:style>
    <style:style style:name="T7" style:family="text">
      <style:text-properties style:font-name="Century Schoolbook L" fo:font-size="20pt" fo:font-weight="bold" style:font-size-asian="17.5pt" style:font-weight-asian="bold" style:font-size-complex="20pt" style:font-weight-complex="bold"/>
    </style:style>
    <style:style style:name="T8" style:family="text">
      <style:text-properties style:font-name="Century Schoolbook L" fo:font-size="20pt" fo:font-weight="normal" officeooo:rsid="0020dfc6" style:font-size-asian="17.5pt" style:font-weight-asian="normal" style:font-size-complex="20pt" style:font-weight-complex="normal"/>
    </style:style>
    <style:style style:name="T9" style:family="text">
      <style:text-properties officeooo:rsid="001cb571"/>
    </style:style>
    <style:style style:name="T10" style:family="text">
      <style:text-properties officeooo:rsid="001e2f0b"/>
    </style:style>
    <style:style style:name="T11" style:family="text">
      <style:text-properties officeooo:rsid="001fafea"/>
    </style:style>
    <style:style style:name="T12" style:family="text">
      <style:text-properties officeooo:rsid="0020df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347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OKING <text:s/>RECIPE <text:s/>SYSTEM.</text:p>
      <text:p text:style-name="P2"/>
      <text:p text:style-name="P1"/>
      <text:p text:style-name="P1"><text:span text:style-name="T14">TITLE :</text:span> “<text:span text:style-name="T1">RECIPES OF A DELICIOUS FOOD”.</text:span></text:p>
      <text:p text:style-name="P1"/>
      <text:p text:style-name="P1"/>
      <text:p text:style-name="P4"><text:span text:style-name="T13">ABOUT :</text:span> <text:span text:style-name="T9">This website is used to help the people who are interested in cooking or to know the recipes of famous dishes in hotels or restaurants or who don’t know cooking.</text:span></text:p>
      <text:p text:style-name="P5"/>
      <text:p text:style-name="P6">DESCRIPTION:</text:p>
      <text:p text:style-name="P3"/>
      <text:p text:style-name="P3">* To <text:span text:style-name="T10">see or access the recipes. The user need to be registered user.</text:span></text:p>
      <text:p text:style-name="P5">* Once user is registered, he / <text:span text:style-name="T12">she</text:span> can search for his / <text:span text:style-name="T12">her</text:span> <text:span text:style-name="T11">favorite</text:span> restaurant , in order to get recipe of famous dish in th<text:span text:style-name="T12">at</text:span> restaurant.</text:p>
      <text:p text:style-name="P5"/>
      <text:p text:style-name="P7"><text:span text:style-name="T5">If user like the recipe he can comment </text:span><text:span text:style-name="T6">over </text:span><text:span text:style-name="T5">th</text:span><text:span text:style-name="T6">at</text:span><text:span text:style-name="T5"> recipe.</text:span></text:p>
      <text:p text:style-name="P10"/>
      <text:p text:style-name="P8"><text:span text:style-name="T3">D</text:span><text:span text:style-name="T2">ATA BASES:</text:span></text:p>
      <text:p text:style-name="P11"/>
      <text:p text:style-name="P8"><text:span text:style-name="T2"><text:s text:c="4"/></text:span><text:span text:style-name="T7">USER <text:s/>:</text:span></text:p>
      <text:p text:style-name="P11"><text:soft-page-break/><text:s text:c="9"/>a . User name - Varchar(50)</text:p>
      <text:p text:style-name="P11"><text:s text:c="9"/>b. <text:s/>Password <text:s/>- Varchar (10)</text:p>
      <text:p text:style-name="P8"><text:span text:style-name="T2"><text:s text:c="9"/></text:span><text:span text:style-name="T6">c</text:span><text:span text:style-name="T2"> . Email ID - Varchar(40)</text:span></text:p>
      <text:p text:style-name="P11"><text:s text:c="3"/></text:p>
      <text:p text:style-name="P11"/>
      <text:p text:style-name="P8"><text:span text:style-name="T2"><text:s text:c="5"/></text:span><text:span text:style-name="T7">RESTAURANTS:</text:span></text:p>
      <text:p text:style-name="P13"/>
      <text:p text:style-name="P8"><text:span text:style-name="T2"><text:s text:c="5"/><text:tab/> </text:span><text:span text:style-name="T6">a. </text:span><text:span text:style-name="T2">Restaurant Name – Varchar(50)</text:span></text:p>
      <text:p text:style-name="P8"><text:span text:style-name="T2"><text:s text:c="7"/></text:span><text:span text:style-name="T6">b. Address – Varchar (50)</text:span></text:p>
      <text:p text:style-name="P12"><text:s text:c="7"/>c. Image – Blob</text:p>
      <text:p text:style-name="P12"><text:s text:c="7"/>d. Menu - Varchar(200)</text:p>
      <text:p text:style-name="P11"><text:s text:c="6"/></text:p>
      <text:p text:style-name="P8"><text:span text:style-name="T2"><text:s text:c="6"/></text:span><text:span text:style-name="T7">RECIPE:</text:span></text:p>
      <text:p text:style-name="P8"><text:span text:style-name="T7"><text:s text:c="9"/></text:span><text:span text:style-name="T8">a. name_of_the_recipe - Varchar(50)</text:span></text:p>
      <text:p text:style-name="P8"><text:span text:style-name="T2"><text:s text:c="10"/></text:span><text:span text:style-name="T6">b. </text:span><text:span text:style-name="T4">Recipe_</text:span><text:span text:style-name="T6">description</text:span><text:span text:style-name="T4"> – Varchar(</text:span><text:span text:style-name="T6">500</text:span><text:span text:style-name="T4">)</text:span></text:p>
      <text:p text:style-name="P8"><text:span text:style-name="T4"><text:s text:c="10"/></text:span><text:span text:style-name="T6">c. Ingredients – Varchar(500)</text:span></text:p>
      <text:p text:style-name="P12"><text:s text:c="10"/>d. comment - Varchar(2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6:01.524928781</meta:creation-date>
    <dc:date>2019-05-09T19:57:40.013803769</dc:date>
    <meta:editing-duration>PT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148" meta:character-count="962" meta:non-whitespace-character-count="708"/>
  </office:meta>
</office:document-meta>
</file>